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4.196cm"/>
    </style:style>
    <style:style style:name="Tabela1.B" style:family="table-column">
      <style:table-column-properties style:column-width="2.207cm"/>
    </style:style>
    <style:style style:name="Tabela1.C" style:family="table-column">
      <style:table-column-properties style:column-width="13.497cm"/>
    </style:style>
    <style:style style:name="Tabela1.1" style:family="table-row">
      <style:table-row-properties style:min-row-height="1.005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officeooo:rsid="00adf02e" officeooo:paragraph-rsid="00adf02e" style:font-size-asian="9pt" style:font-size-complex="9pt"/>
    </style:style>
    <style:style style:name="P2" style:family="paragraph" style:parent-style-name="Standard">
      <style:paragraph-properties fo:break-before="page"/>
      <style:text-properties officeooo:paragraph-rsid="007d227c"/>
    </style:style>
    <style:style style:name="P3" style:family="paragraph" style:parent-style-name="Table_20_Contents">
      <style:text-properties officeooo:rsid="0006bc6a" officeooo:paragraph-rsid="007d227c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5pt" fo:font-weight="bold" officeooo:rsid="0006bc6a" officeooo:paragraph-rsid="007d227c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fo:font-weight="bold" officeooo:rsid="0006bc6a" officeooo:paragraph-rsid="007d227c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DejaVu Sans" fo:font-size="6pt" officeooo:rsid="000877f1" officeooo:paragraph-rsid="007d227c" style:font-size-asian="6pt" style:font-size-complex="6pt"/>
    </style:style>
    <style:style style:name="P7" style:family="paragraph" style:parent-style-name="Table_20_Contents">
      <style:text-properties style:font-name="DejaVu Sans" fo:font-size="6pt" officeooo:rsid="00a2f0bd" officeooo:paragraph-rsid="00a2f0bd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9pt" officeooo:rsid="0026d301" officeooo:paragraph-rsid="007d227c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9pt" officeooo:rsid="000877f1" officeooo:paragraph-rsid="007d227c" style:font-size-asian="9pt" style:font-size-complex="9pt"/>
    </style:style>
    <style:style style:name="P10" style:family="paragraph" style:parent-style-name="Table_20_Contents">
      <style:text-properties style:font-name="DejaVu Sans" fo:font-size="3.70000004768372pt" officeooo:rsid="000a07c5" officeooo:paragraph-rsid="007d227c" style:font-size-asian="3.70000004768372pt" style:font-size-complex="3.70000004768372pt"/>
    </style:style>
    <style:style style:name="P11" style:family="paragraph" style:parent-style-name="Table_20_Contents">
      <style:text-properties style:font-name="DejaVu Sans" fo:font-size="3.70000004768372pt" officeooo:rsid="00846fd5" officeooo:paragraph-rsid="00846fd5" style:font-size-asian="3.70000004768372pt" style:font-size-complex="3.70000004768372pt"/>
    </style:style>
    <style:style style:name="P12" style:family="paragraph" style:parent-style-name="Table_20_Contents">
      <style:text-properties style:font-name="DejaVu Sans" fo:font-size="3.70000004768372pt" officeooo:rsid="008b3afb" officeooo:paragraph-rsid="008b3afb" style:font-size-asian="3.70000004768372pt" style:font-size-complex="3.70000004768372pt"/>
    </style:style>
    <style:style style:name="P13" style:family="paragraph" style:parent-style-name="Table_20_Contents">
      <style:text-properties style:font-name="DejaVu Sans" fo:font-size="3.70000004768372pt" officeooo:rsid="009fd72b" officeooo:paragraph-rsid="009fd72b" style:font-size-asian="3.70000004768372pt" style:font-size-complex="3.70000004768372pt"/>
    </style:style>
    <style:style style:name="P14" style:family="paragraph" style:parent-style-name="Table_20_Contents">
      <style:text-properties style:font-name="DejaVu Sans" fo:font-size="4pt" officeooo:paragraph-rsid="007d227c" style:font-size-asian="4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4pt" officeooo:rsid="00b4ed72" officeooo:paragraph-rsid="00b4ed72" style:font-size-asian="4pt" style:font-size-complex="4pt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4pt" officeooo:paragraph-rsid="00845b74" style:font-size-asian="4pt" style:font-size-complex="4pt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4pt" fo:font-weight="normal" officeooo:paragraph-rsid="0082b862" style:font-size-asian="4pt" style:font-weight-asian="normal" style:font-size-complex="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-1.3cm" style:auto-text-indent="false" style:page-number="auto" fo:background-color="transparent"/>
      <style:text-properties officeooo:paragraph-rsid="007d227c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-1.3cm" style:auto-text-indent="false" style:page-number="auto" fo:background-color="transparent"/>
      <style:text-properties officeooo:paragraph-rsid="00ab91e6"/>
    </style:style>
    <style:style style:name="P20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DejaVu Sans" fo:font-size="9pt" fo:font-weight="normal" officeooo:rsid="0026d301" officeooo:paragraph-rsid="007d227c" style:font-size-asian="9pt" style:font-weight-asian="normal" style:font-size-complex="9pt" style:font-weight-complex="normal"/>
    </style:style>
    <style:style style:name="T1" style:family="text">
      <style:text-properties style:font-name="Liberation Serif" officeooo:rsid="00a7d0df"/>
    </style:style>
    <style:style style:name="T2" style:family="text">
      <style:text-properties officeooo:rsid="007d227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</text:user-field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<text:user-field-get text:name="py3o.logo">logo</text:user-field-get></text:p>
          </table:table-cell>
          <table:table-cell table:style-name="Tabela1.B1" office:value-type="string">
            <text:p text:style-name="P4"><text:user-field-get text:name="py3o.banco_codigo">banco_codigo</text:user-field-get></text:p>
          </table:table-cell>
          <table:table-cell table:style-name="Tabela1.B1" office:value-type="string">
            <text:p text:style-name="P5">Arquivo de retorno de cobrança n° <text:user-field-get text:name="py3o.sequencia">sequencia</text:user-field-get> – <text:user-field-get text:name="py3o.data">data</text:user-field-get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Beneficiário</text:p>
          </table:table-cell>
          <table:table-cell table:style-name="Tabela2.B1" office:value-type="string">
            <text:p text:style-name="P6">CNPJ</text:p>
          </table:table-cell>
          <table:table-cell table:style-name="Tabela2.B1" office:value-type="string">
            <text:p text:style-name="P6">Agência/Código do beneficiário</text:p>
          </table:table-cell>
          <table:table-cell table:style-name="Tabela2.B1" office:value-type="string">
            <text:p text:style-name="P6">Agência/Conta</text:p>
          </table:table-cell>
        </table:table-row>
        <table:table-row>
          <table:table-cell table:style-name="Tabela2.A2" office:value-type="string">
            <text:p text:style-name="P20"><text:user-field-get text:name="py3o.nome_beneficiario">nome_beneficiario</text:user-field-get></text:p>
          </table:table-cell>
          <table:table-cell table:style-name="Tabela2.B2" office:value-type="string">
            <text:p text:style-name="P8"><text:user-field-get text:name="py3o.cnpj_beneficiario">cnpj_beneficiario</text:user-field-get></text:p>
          </table:table-cell>
          <table:table-cell table:style-name="Tabela2.B2" office:value-type="string">
            <text:p text:style-name="P9"><text:user-field-get text:name="py3o.codigo_beneficiario">codigo_beneficiario</text:user-field-get></text:p>
          </table:table-cell>
          <table:table-cell table:style-name="Tabela2.B2" office:value-type="string">
            <text:p text:style-name="P9"><text:user-field-get text:name="py3o.conta_beneficiario">conta_beneficiario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10">Nosso nº</text:p>
          </table:table-cell>
          <table:table-cell table:style-name="Tabela3.A1" office:value-type="string">
            <text:p text:style-name="P10">Nº documento</text:p>
          </table:table-cell>
          <table:table-cell table:style-name="Tabela3.A1" office:value-type="string">
            <text:p text:style-name="P10">Pagador CNPJ/CPF</text:p>
          </table:table-cell>
          <table:table-cell table:style-name="Tabela3.A1" office:value-type="string">
            <text:p text:style-name="P10">Pagador nome</text:p>
          </table:table-cell>
          <table:table-cell table:style-name="Tabela3.A1" office:value-type="string">
            <text:p text:style-name="P11">Co</text:p>
          </table:table-cell>
          <table:table-cell table:style-name="Tabela3.A1" office:value-type="string">
            <text:p text:style-name="P12">Descricao</text:p>
          </table:table-cell>
          <table:table-cell table:style-name="Tabela3.A1" office:value-type="string">
            <text:p text:style-name="P10">Dup</text:p>
          </table:table-cell>
          <table:table-cell table:style-name="Tabela3.A1" office:value-type="string">
            <text:p text:style-name="P10">Ocorrência</text:p>
          </table:table-cell>
          <table:table-cell table:style-name="Tabela3.A1" office:value-type="string">
            <text:p text:style-name="P10">Crédito</text:p>
          </table:table-cell>
          <table:table-cell table:style-name="Tabela3.A1" office:value-type="string">
            <text:p text:style-name="P10">Valor doc.</text:p>
          </table:table-cell>
          <table:table-cell table:style-name="Tabela3.A1" office:value-type="string">
            <text:p text:style-name="P10">Tarifa</text:p>
          </table:table-cell>
          <table:table-cell table:style-name="Tabela3.A1" office:value-type="string">
            <text:p text:style-name="P10">Outras desp.</text:p>
          </table:table-cell>
          <table:table-cell table:style-name="Tabela3.A1" office:value-type="string">
            <text:p text:style-name="P10">Desconto</text:p>
          </table:table-cell>
          <table:table-cell table:style-name="Tabela3.A1" office:value-type="string">
            <text:p text:style-name="P13">Mora</text:p>
          </table:table-cell>
          <table:table-cell table:style-name="Tabela3.A1" office:value-type="string">
            <text:p text:style-name="P10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Comando<text:span text:style-name="T3">: <text:s/></text:span></text:p>
          </table:table-cell>
        </table:table-row>
      </table:table>
      <text:p text:style-name="P19"><text:a xlink:type="simple" xlink:href="py3o://for=%22boleto%20in%20boletos%22" text:style-name="Internet_20_link" text:visited-style-name="Visited_20_Internet_20_Link"><text:span text:style-name="T2">for="boleto in boleto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14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4"><text:user-field-get text:name="py3o.boleto.documento.numero">boleto.documento.numero</text:user-field-get></text:p>
          </table:table-cell>
          <table:table-cell table:style-name="Tabela5.A1" office:value-type="string">
            <text:p text:style-name="P14"><text:user-field-get text:name="py3o.boleto.pagador.cnpj_cpf">boleto.pagador.cnpj_cpf</text:user-field-get></text:p>
          </table:table-cell>
          <table:table-cell table:style-name="Tabela5.A1" office:value-type="string">
            <text:p text:style-name="P14"><text:user-field-get text:name="py3o.boleto.pagador.nome">boleto.pagador.nome</text:user-field-get></text:p>
          </table:table-cell>
          <table:table-cell table:style-name="Tabela5.A1" office:value-type="string">
            <text:p text:style-name="P14"><text:user-field-get text:name="py3o.boleto.comando">boleto.comando</text:user-field-get></text:p>
          </table:table-cell>
          <table:table-cell table:style-name="Tabela5.A1" office:value-type="string">
            <text:p text:style-name="P14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15"/>
          </table:table-cell>
          <table:table-cell table:style-name="Tabela5.A1" office:value-type="string">
            <text:p text:style-name="P14"><text:user-field-get text:name="py3o.boleto.data_ocorrencia">boleto.data_ocorrencia</text:user-field-get></text:p>
          </table:table-cell>
          <table:table-cell table:style-name="Tabela5.A1" office:value-type="string">
            <text:p text:style-name="P14"><text:user-field-get text:name="py3o.boleto.data_credito">boleto.data_credito</text:user-field-get></text:p>
          </table:table-cell>
          <table:table-cell table:style-name="Tabela5.A1" office:value-type="string">
            <text:p text:style-name="P14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7"/>
          </table:table-cell>
          <table:table-cell table:style-name="Tabela5.A1" office:value-type="string">
            <text:p text:style-name="P16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4"><text:user-field-get text:name="py3o.boleto.valor_desconto">boleto.valor_desconto</text:user-field-get></text:p>
          </table:table-cell>
          <table:table-cell table:style-name="Tabela5.A1" office:value-type="string">
            <text:p text:style-name="P14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4"><text:user-field-get text:name="py3o.boleto.imprime_valor_cobrado">boleto.imprime_valor_cobrado</text:user-field-get></text:p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officeooo:rsid="00adf02e" officeooo:paragraph-rsid="00adf02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16:53:01.994242942</dc:date>
    <meta:editing-duration>PT4H23M56S</meta:editing-duration>
    <meta:editing-cycles>139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43" meta:word-count="67" meta:character-count="737" meta:non-whitespace-character-count="709"/>
  </office:meta>
</office:document-meta>
</file>